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3634</text:p>
          </table:table-cell>
          <table:table-cell office:value-type="string" calcext:value-type="string">
            <text:p>2023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3496" calcext:value-type="float">
            <text:p>58.7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34</text:p>
          </table:table-cell>
          <table:table-cell office:value-type="string" calcext:value-type="string">
            <text:p>2019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972" calcext:value-type="float">
            <text:p>58.71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34</text:p>
          </table:table-cell>
          <table:table-cell office:value-type="string" calcext:value-type="string">
            <text:p>2019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5772" calcext:value-type="float">
            <text:p>57.95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34</text:p>
          </table:table-cell>
          <table:table-cell office:value-type="string" calcext:value-type="string">
            <text:p>2018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156" calcext:value-type="float">
            <text:p>58.20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34</text:p>
          </table:table-cell>
          <table:table-cell office:value-type="string" calcext:value-type="string">
            <text:p>2018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868" calcext:value-type="float">
            <text:p>58.01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34</text:p>
          </table:table-cell>
          <table:table-cell office:value-type="string" calcext:value-type="string">
            <text:p>2017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868" calcext:value-type="float">
            <text:p>58.01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34</text:p>
          </table:table-cell>
          <table:table-cell office:value-type="string" calcext:value-type="string">
            <text:p>2017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6356" calcext:value-type="float">
            <text:p>58.96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34</text:p>
          </table:table-cell>
          <table:table-cell office:value-type="string" calcext:value-type="string">
            <text:p>2016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396" calcext:value-type="float">
            <text:p>58.35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34</text:p>
          </table:table-cell>
          <table:table-cell office:value-type="string" calcext:value-type="string">
            <text:p>2013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5464" calcext:value-type="float">
            <text:p>58.19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34</text:p>
          </table:table-cell>
          <table:table-cell office:value-type="string" calcext:value-type="string">
            <text:p>2012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1492" calcext:value-type="float">
            <text:p>58.41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34</text:p>
          </table:table-cell>
          <table:table-cell office:value-type="string" calcext:value-type="string">
            <text:p>2010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824" calcext:value-type="float">
            <text:p>58.3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34</text:p>
          </table:table-cell>
          <table:table-cell office:value-type="string" calcext:value-type="string">
            <text:p>2009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308" calcext:value-type="float">
            <text:p>58.93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34</text:p>
          </table:table-cell>
          <table:table-cell office:value-type="string" calcext:value-type="string">
            <text:p>2008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6152" calcext:value-type="float">
            <text:p>58.36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34</text:p>
          </table:table-cell>
          <table:table-cell office:value-type="string" calcext:value-type="string">
            <text:p>2007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978" calcext:value-type="float">
            <text:p>58.59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34</text:p>
          </table:table-cell>
          <table:table-cell office:value-type="string" calcext:value-type="string">
            <text:p>2006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55" calcext:value-type="float">
            <text:p>59.0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34</text:p>
          </table:table-cell>
          <table:table-cell office:value-type="string" calcext:value-type="string">
            <text:p>2004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0624" calcext:value-type="float">
            <text:p>57.57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34</text:p>
          </table:table-cell>
          <table:table-cell office:value-type="string" calcext:value-type="string">
            <text:p>2003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8096" calcext:value-type="float">
            <text:p>57.91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34</text:p>
          </table:table-cell>
          <table:table-cell office:value-type="string" calcext:value-type="string">
            <text:p>2002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0056" calcext:value-type="float">
            <text:p>58.36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34</text:p>
          </table:table-cell>
          <table:table-cell office:value-type="string" calcext:value-type="string">
            <text:p>2001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8512" calcext:value-type="float">
            <text:p>58.19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34</text:p>
          </table:table-cell>
          <table:table-cell office:value-type="string" calcext:value-type="string">
            <text:p>2000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64272" calcext:value-type="float">
            <text:p>58.56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34</text:p>
          </table:table-cell>
          <table:table-cell office:value-type="string" calcext:value-type="string">
            <text:p>1999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76192" calcext:value-type="float">
            <text:p>54.87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34</text:p>
          </table:table-cell>
          <table:table-cell office:value-type="string" calcext:value-type="string">
            <text:p>1998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34" calcext:value-type="float">
            <text:p>57.68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34</text:p>
          </table:table-cell>
          <table:table-cell office:value-type="string" calcext:value-type="string">
            <text:p>1997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4812" calcext:value-type="float">
            <text:p>57.34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34</text:p>
          </table:table-cell>
          <table:table-cell office:value-type="string" calcext:value-type="string">
            <text:p>1996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64528" calcext:value-type="float">
            <text:p>57.56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34</text:p>
          </table:table-cell>
          <table:table-cell office:value-type="string" calcext:value-type="string">
            <text:p>1995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1584" calcext:value-type="float">
            <text:p>57.63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34</text:p>
          </table:table-cell>
          <table:table-cell office:value-type="string" calcext:value-type="string">
            <text:p>1994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12712" calcext:value-type="float">
            <text:p>57.51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34</text:p>
          </table:table-cell>
          <table:table-cell office:value-type="string" calcext:value-type="string">
            <text:p>1993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32296" calcext:value-type="float">
            <text:p>57.23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34</text:p>
          </table:table-cell>
          <table:table-cell office:value-type="string" calcext:value-type="string">
            <text:p>1993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51168" calcext:value-type="float">
            <text:p>57.35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34</text:p>
          </table:table-cell>
          <table:table-cell office:value-type="string" calcext:value-type="string">
            <text:p>1992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11416" calcext:value-type="float">
            <text:p>57.81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34</text:p>
          </table:table-cell>
          <table:table-cell office:value-type="string" calcext:value-type="string">
            <text:p>1992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624" calcext:value-type="float">
            <text:p>57.5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34</text:p>
          </table:table-cell>
          <table:table-cell office:value-type="string" calcext:value-type="string">
            <text:p>1991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68744" calcext:value-type="float">
            <text:p>57.76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34</text:p>
          </table:table-cell>
          <table:table-cell office:value-type="string" calcext:value-type="string">
            <text:p>1991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786" calcext:value-type="float">
            <text:p>57.37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34</text:p>
          </table:table-cell>
          <table:table-cell office:value-type="string" calcext:value-type="string">
            <text:p>1990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7672" calcext:value-type="float">
            <text:p>59.09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34</text:p>
          </table:table-cell>
          <table:table-cell office:value-type="string" calcext:value-type="string">
            <text:p>1990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85864" calcext:value-type="float">
            <text:p>57.58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34</text:p>
          </table:table-cell>
          <table:table-cell office:value-type="string" calcext:value-type="string">
            <text:p>1989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2856" calcext:value-type="float">
            <text:p>57.90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34</text:p>
          </table:table-cell>
          <table:table-cell office:value-type="string" calcext:value-type="string">
            <text:p>1989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83984" calcext:value-type="float">
            <text:p>57.78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34</text:p>
          </table:table-cell>
          <table:table-cell office:value-type="string" calcext:value-type="string">
            <text:p>1988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724" calcext:value-type="float">
            <text:p>57.92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34</text:p>
          </table:table-cell>
          <table:table-cell office:value-type="string" calcext:value-type="string">
            <text:p>1988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11416" calcext:value-type="float">
            <text:p>57.81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34</text:p>
          </table:table-cell>
          <table:table-cell office:value-type="string" calcext:value-type="string">
            <text:p>1987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296" calcext:value-type="float">
            <text:p>57.9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34</text:p>
          </table:table-cell>
          <table:table-cell office:value-type="string" calcext:value-type="string">
            <text:p>1987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3776" calcext:value-type="float">
            <text:p>57.64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34</text:p>
          </table:table-cell>
          <table:table-cell office:value-type="string" calcext:value-type="string">
            <text:p>1986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82" calcext:value-type="float">
            <text:p>57.98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34</text:p>
          </table:table-cell>
          <table:table-cell office:value-type="string" calcext:value-type="string">
            <text:p>1986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2244" calcext:value-type="float">
            <text:p>57.62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34</text:p>
          </table:table-cell>
          <table:table-cell office:value-type="string" calcext:value-type="string">
            <text:p>1985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248" calcext:value-type="float">
            <text:p>57.9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34</text:p>
          </table:table-cell>
          <table:table-cell office:value-type="string" calcext:value-type="string">
            <text:p>1985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864" calcext:value-type="float">
            <text:p>57.6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34</text:p>
          </table:table-cell>
          <table:table-cell office:value-type="string" calcext:value-type="string">
            <text:p>1984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008" calcext:value-type="float">
            <text:p>57.7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34</text:p>
          </table:table-cell>
          <table:table-cell office:value-type="string" calcext:value-type="string">
            <text:p>1983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5292" calcext:value-type="float">
            <text:p>57.65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34</text:p>
          </table:table-cell>
          <table:table-cell office:value-type="string" calcext:value-type="string">
            <text:p>1981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02272" calcext:value-type="float">
            <text:p>57.80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34</text:p>
          </table:table-cell>
          <table:table-cell office:value-type="string" calcext:value-type="string">
            <text:p>1981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18808" calcext:value-type="float">
            <text:p>57.51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34</text:p>
          </table:table-cell>
          <table:table-cell office:value-type="string" calcext:value-type="string">
            <text:p>1980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08368" calcext:value-type="float">
            <text:p>57.80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34</text:p>
          </table:table-cell>
          <table:table-cell office:value-type="string" calcext:value-type="string">
            <text:p>1980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21984" calcext:value-type="float">
            <text:p>57.02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34</text:p>
          </table:table-cell>
          <table:table-cell office:value-type="string" calcext:value-type="string">
            <text:p>1979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0456" calcext:value-type="float">
            <text:p>57.75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34</text:p>
          </table:table-cell>
          <table:table-cell office:value-type="string" calcext:value-type="string">
            <text:p>1977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1752" calcext:value-type="float">
            <text:p>57.45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34</text:p>
          </table:table-cell>
          <table:table-cell office:value-type="string" calcext:value-type="string">
            <text:p>1977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63944" calcext:value-type="float">
            <text:p>57.46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34</text:p>
          </table:table-cell>
          <table:table-cell office:value-type="string" calcext:value-type="string">
            <text:p>1976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7192" calcext:value-type="float">
            <text:p>57.2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34</text:p>
          </table:table-cell>
          <table:table-cell office:value-type="string" calcext:value-type="string">
            <text:p>1975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992" calcext:value-type="float">
            <text:p>56.5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34</text:p>
          </table:table-cell>
          <table:table-cell office:value-type="string" calcext:value-type="string">
            <text:p>1974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58432" calcext:value-type="float">
            <text:p>57.55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34</text:p>
          </table:table-cell>
          <table:table-cell office:value-type="string" calcext:value-type="string">
            <text:p>1971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81648" calcext:value-type="float">
            <text:p>57.38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34</text:p>
          </table:table-cell>
          <table:table-cell office:value-type="string" calcext:value-type="string">
            <text:p>1970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72" calcext:value-type="float">
            <text:p>57.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34</text:p>
          </table:table-cell>
          <table:table-cell office:value-type="string" calcext:value-type="string">
            <text:p>1970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216" calcext:value-type="float">
            <text:p>59.1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34</text:p>
          </table:table-cell>
          <table:table-cell office:value-type="string" calcext:value-type="string">
            <text:p>1969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248" calcext:value-type="float">
            <text:p>57.9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34</text:p>
          </table:table-cell>
          <table:table-cell office:value-type="string" calcext:value-type="string">
            <text:p>1969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4632" calcext:value-type="float">
            <text:p>57.63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34</text:p>
          </table:table-cell>
          <table:table-cell office:value-type="string" calcext:value-type="string">
            <text:p>1968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724" calcext:value-type="float">
            <text:p>57.92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34</text:p>
          </table:table-cell>
          <table:table-cell office:value-type="string" calcext:value-type="string">
            <text:p>1967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82232" calcext:value-type="float">
            <text:p>57.48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34</text:p>
          </table:table-cell>
          <table:table-cell office:value-type="string" calcext:value-type="string">
            <text:p>1967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336" calcext:value-type="float">
            <text:p>57.3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34</text:p>
          </table:table-cell>
          <table:table-cell office:value-type="string" calcext:value-type="string">
            <text:p>1966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1472" calcext:value-type="float">
            <text:p>56.8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61" meta:object-count="0"/>
    <meta:user-defined meta:name="AppVersion">3.0</meta:user-defined>
  </office:meta>
</office:document-meta>
</file>